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aaeef" officeooo:paragraph-rsid="001aaeef"/>
    </style:style>
    <style:style style:name="P2" style:family="paragraph" style:parent-style-name="Standard">
      <style:text-properties officeooo:rsid="001ae329" officeooo:paragraph-rsid="001ae329"/>
    </style:style>
    <style:style style:name="P3" style:family="paragraph" style:parent-style-name="Standard">
      <style:text-properties officeooo:rsid="001b634b" officeooo:paragraph-rsid="001b634b"/>
    </style:style>
    <style:style style:name="P4" style:family="paragraph" style:parent-style-name="Standard">
      <style:text-properties officeooo:rsid="001bc991" officeooo:paragraph-rsid="001bc991"/>
    </style:style>
    <style:style style:name="P5" style:family="paragraph" style:parent-style-name="Standard">
      <style:text-properties officeooo:rsid="001c58ea" officeooo:paragraph-rsid="001c58ea"/>
    </style:style>
    <style:style style:name="P6" style:family="paragraph" style:parent-style-name="Standard">
      <style:text-properties officeooo:rsid="001dd3db" officeooo:paragraph-rsid="001dd3db"/>
    </style:style>
    <style:style style:name="P7" style:family="paragraph" style:parent-style-name="Standard">
      <style:text-properties officeooo:rsid="001f3b5e" officeooo:paragraph-rsid="001f3b5e"/>
    </style:style>
    <style:style style:name="P8" style:family="paragraph" style:parent-style-name="Standard">
      <style:text-properties officeooo:rsid="0020e783" officeooo:paragraph-rsid="0020e783"/>
    </style:style>
    <style:style style:name="P9" style:family="paragraph" style:parent-style-name="Standard">
      <style:text-properties officeooo:rsid="001e0026" officeooo:paragraph-rsid="001f3b5e"/>
    </style:style>
    <style:style style:name="P10" style:family="paragraph" style:parent-style-name="Standard">
      <style:text-properties officeooo:rsid="00239d43" officeooo:paragraph-rsid="00239d43"/>
    </style:style>
    <style:style style:name="P11" style:family="paragraph" style:parent-style-name="Standard">
      <style:text-properties officeooo:rsid="00261bf0" officeooo:paragraph-rsid="00261bf0"/>
    </style:style>
    <style:style style:name="P12" style:family="paragraph" style:parent-style-name="Standard">
      <style:text-properties officeooo:rsid="00256924" officeooo:paragraph-rsid="00256924"/>
    </style:style>
    <style:style style:name="T1" style:family="text">
      <style:text-properties officeooo:rsid="001b634b"/>
    </style:style>
    <style:style style:name="T2" style:family="text">
      <style:text-properties officeooo:rsid="001bc991"/>
    </style:style>
    <style:style style:name="T3" style:family="text">
      <style:text-properties style:text-position="super 58%"/>
    </style:style>
    <style:style style:name="T4" style:family="text">
      <style:text-properties officeooo:rsid="001c58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24/2/22</text:p>
      <text:p text:style-name="P9">Don’t explain objectives</text:p>
      <text:p text:style-name="P7">Include flaws in product perspectives</text:p>
      <text:p text:style-name="P7"/>
      <text:p text:style-name="P7">font size: 12</text:p>
      <text:p text:style-name="P7">font: times new roman</text:p>
      <text:p text:style-name="P7">line spacing: 1.5</text:p>
      <text:p text:style-name="P7">afterspace: 6</text:p>
      <text:p text:style-name="P7">beforespace: 0</text:p>
      <text:p text:style-name="P8">margin: 1 inch</text:p>
      <text:p text:style-name="P8">alignment: justified</text:p>
      <text:p text:style-name="P8"/>
      <text:p text:style-name="P1">references</text:p>
      <text:p text:style-name="P1">heading</text:p>
      <text:p text:style-name="P1">date accessed</text:p>
      <text:p text:style-name="P1">accessed from</text:p>
      <text:p text:style-name="P1"/>
      <text:p text:style-name="P1">development team</text:p>
      <text:p text:style-name="P1">testing team</text:p>
      <text:p text:style-name="P1">maintenance team</text:p>
      <text:p text:style-name="P1">client</text:p>
      <text:p text:style-name="P1"/>
      <text:p text:style-name="P1">Product scope(limitations)</text:p>
      <text:p text:style-name="P1">overall description: block diagram</text:p>
      <text:p text:style-name="P2">functions(2-3 lines)</text:p>
      <text:p text:style-name="P2">used classes</text:p>
      <text:p text:style-name="P2">operating environment: software and its version, min ram req, system requirements. Table or theory</text:p>
      <text:p text:style-name="P2">constraints: <text:span text:style-name="T1">restrictions imposed eg it works only on android. Assumptions </text:span><text:span text:style-name="T2">2-3 points</text:span></text:p>
      <text:p text:style-name="P3">dependencies: <text:span text:style-name="T2">snapchat</text:span></text:p>
      <text:p text:style-name="P3"/>
      <text:p text:style-name="P4">3<text:span text:style-name="T3">rd</text:span> section leave</text:p>
      <text:p text:style-name="P4">user interface: biometric</text:p>
      <text:p text:style-name="P4">software interface: autosend email, s<text:span text:style-name="T4">t</text:span>tp, <text:span text:style-name="T4">s</text:span>mtp</text:p>
      <text:p text:style-name="P4"/>
      <text:p text:style-name="P5">SYSTEM FEATURES:</text:p>
      <text:p text:style-name="P6">complete description of product features</text:p>
      <text:p text:style-name="P6"/>
      <text:p text:style-name="P6">analysis model(all diagrams)</text:p>
      <text:p text:style-name="P6"/>
      <text:p text:style-name="P6"/>
      <text:p text:style-name="P10">3/3/22</text:p>
      <text:p text:style-name="P10">Include version in operating environment</text:p>
      <text:p text:style-name="P12">include open source point in srs</text:p>
      <text:p text:style-name="P12">Context level diagram – interact with external entities</text:p>
      <text:p text:style-name="P12"/>
      <text:p text:style-name="P12">Level 0 – highest level of abstraction</text:p>
      <text:p text:style-name="P12">1 process. Name of project. Dont know whats happenning. Only input and output.</text:p>
      <text:p text:style-name="P12"/>
      <text:p text:style-name="P12">Level 1 – decompose 1 process into multiple processes. Medium level of abstraction.</text:p>
      <text:p text:style-name="P12"><text:soft-page-break/></text:p>
      <text:p text:style-name="P12">Level 2 - <text:s/>lowest level of abstraction. What package is used.</text:p>
      <text:p text:style-name="P12"/>
      <text:p text:style-name="P12">Level 3 - <text:s/>In more detail</text:p>
      <text:p text:style-name="P12"/>
      <text:p text:style-name="P12"/>
      <text:p text:style-name="P12"/>
      <text:p text:style-name="P12">DFD SYMBOLS</text:p>
      <text:p text:style-name="P12">Arrow: Data flow</text:p>
      <text:p text:style-name="P12">Two horizontal parallel lines: Data store\</text:p>
      <text:p text:style-name="P12">Circle: Process</text:p>
      <text:p text:style-name="P12">Rectangle: Entities</text:p>
      <text:p text:style-name="P12"/>
      <text:p text:style-name="P12">Context level diagram. Start numbering from 0. Multiple entities possible.</text:p>
      <text:p text:style-name="P12">Make balanced DFD, not unbalanced.</text:p>
      <text:p text:style-name="P12">Rules: Slide 19, 20, 21</text:p>
      <text:p text:style-name="P12"/>
      <text:p text:style-name="P12">creately.com</text:p>
      <text:p text:style-name="P12"/>
      <text:p text:style-name="P12"/>
      <text:p text:style-name="P11">22/3/22</text:p>
      <text:p text:style-name="P11">Flow-Oriented Modeling:</text:p>
      <text:p text:style-name="P11"><text:tab/>Data flow diagrams</text:p>
      <text:p text:style-name="P11"><text:tab/>Data dictionary</text:p>
      <text:p text:style-name="P11"/>
      <text:p text:style-name="P11">Scenario Based Modeling</text:p>
      <text:p text:style-name="P11"><text:tab/>Used Case Diagram</text:p>
      <text:p text:style-name="P11"><text:tab/>Activity Diagra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10:01:53.090283530</meta:creation-date>
    <dc:date>2022-03-22T19:15:34.458789073</dc:date>
    <meta:editing-duration>PT32M50S</meta:editing-duration>
    <meta:editing-cycles>13</meta:editing-cycles>
    <meta:generator>LibreOffice/7.3.1.3$Linux_X86_64 LibreOffice_project/30$Build-3</meta:generator>
    <meta:document-statistic meta:table-count="0" meta:image-count="0" meta:object-count="0" meta:page-count="2" meta:paragraph-count="56" meta:word-count="220" meta:character-count="1529" meta:non-whitespace-character-count="1356"/>
  </office:meta>
</office:document-meta>
</file>